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utura-Bold" svg:font-family="Futura-Bold, Arial, Helvetica, sans-serif"/>
    <style:font-face style:name="Mangal1" svg:font-family="Mangal"/>
    <style:font-face style:name="CourierNewPSMT1" svg:font-family="CourierNewPSMT" style:font-family-generic="modern" style:font-pitch="fixed"/>
    <style:font-face style:name="CourierNewPSMT" svg:font-family="CourierNewPSMT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fo:margin-top="0in" fo:margin-bottom="0in" style:contextual-spacing="false"/>
      <style:text-properties officeooo:rsid="00262ab5" officeooo:paragraph-rsid="00262ab5"/>
    </style:style>
    <style:style style:name="P2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2c1863" officeooo:paragraph-rsid="003d623a"/>
    </style:style>
    <style:style style:name="P3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7c634" officeooo:paragraph-rsid="004835e0"/>
    </style:style>
    <style:style style:name="P4" style:family="paragraph" style:parent-style-name="Text_20_body">
      <style:paragraph-properties fo:margin-top="0in" fo:margin-bottom="0in" style:contextual-spacing="false"/>
      <style:text-properties officeooo:rsid="0029ca1d" officeooo:paragraph-rsid="0047c634"/>
    </style:style>
    <style:style style:name="P5" style:family="paragraph" style:parent-style-name="Standard">
      <style:text-properties officeooo:rsid="00103fc4" officeooo:paragraph-rsid="00103fc4"/>
    </style:style>
    <style:style style:name="P6" style:family="paragraph" style:parent-style-name="Standard">
      <style:text-properties officeooo:rsid="00103fc4" officeooo:paragraph-rsid="00447502"/>
    </style:style>
    <style:style style:name="P7" style:family="paragraph" style:parent-style-name="Standard">
      <style:text-properties officeooo:rsid="00121e38" officeooo:paragraph-rsid="00121e38"/>
    </style:style>
    <style:style style:name="P8" style:family="paragraph" style:parent-style-name="Standard">
      <style:text-properties style:text-line-through-style="none" officeooo:rsid="00121e38" officeooo:paragraph-rsid="00121e38"/>
    </style:style>
    <style:style style:name="P9" style:family="paragraph" style:parent-style-name="Standard">
      <style:text-properties style:text-line-through-style="none" officeooo:rsid="0012d119" officeooo:paragraph-rsid="0012d119"/>
    </style:style>
    <style:style style:name="P10" style:family="paragraph" style:parent-style-name="Standard">
      <style:text-properties style:text-line-through-style="none" officeooo:rsid="0014af20" officeooo:paragraph-rsid="0014af20"/>
    </style:style>
    <style:style style:name="P11" style:family="paragraph" style:parent-style-name="Standard">
      <style:text-properties style:text-line-through-style="none" fo:font-style="normal" officeooo:rsid="00159bf8" officeooo:paragraph-rsid="00159bf8" style:font-style-asian="normal" style:font-style-complex="normal"/>
    </style:style>
    <style:style style:name="P12" style:family="paragraph" style:parent-style-name="Standard">
      <style:text-properties style:text-line-through-style="none" officeooo:rsid="001b4cbb" officeooo:paragraph-rsid="001b4cbb"/>
    </style:style>
    <style:style style:name="P13" style:family="paragraph" style:parent-style-name="Standard">
      <style:text-properties style:text-line-through-style="none" officeooo:rsid="00447502" officeooo:paragraph-rsid="00447502"/>
    </style:style>
    <style:style style:name="P14" style:family="paragraph" style:parent-style-name="Standard">
      <style:text-properties officeooo:rsid="001955aa" officeooo:paragraph-rsid="001955aa"/>
    </style:style>
    <style:style style:name="P15" style:family="paragraph" style:parent-style-name="Standard">
      <style:text-properties officeooo:rsid="001d136c" officeooo:paragraph-rsid="001d136c"/>
    </style:style>
    <style:style style:name="P16" style:family="paragraph" style:parent-style-name="Standard">
      <style:text-properties officeooo:rsid="001d1708" officeooo:paragraph-rsid="001d1708"/>
    </style:style>
    <style:style style:name="P17" style:family="paragraph" style:parent-style-name="Standard">
      <style:text-properties officeooo:rsid="00159bf8" officeooo:paragraph-rsid="00159bf8"/>
    </style:style>
    <style:style style:name="P18" style:family="paragraph" style:parent-style-name="Standard">
      <style:text-properties officeooo:rsid="0014af20" officeooo:paragraph-rsid="0014af20"/>
    </style:style>
    <style:style style:name="P19" style:family="paragraph" style:parent-style-name="Standard">
      <style:text-properties officeooo:paragraph-rsid="0020dd1d"/>
    </style:style>
    <style:style style:name="P20" style:family="paragraph" style:parent-style-name="Standard">
      <style:text-properties officeooo:rsid="00447502" officeooo:paragraph-rsid="00447502"/>
    </style:style>
    <style:style style:name="P21" style:family="paragraph" style:parent-style-name="Standard">
      <style:text-properties fo:font-size="7pt" fo:font-weight="normal" officeooo:rsid="001b4cbb" style:font-size-asian="10.5pt"/>
    </style:style>
    <style:style style:name="P22" style:family="paragraph" style:parent-style-name="Standard">
      <style:text-properties fo:font-size="7pt" style:font-size-asian="7pt" style:font-size-complex="7pt"/>
    </style:style>
    <style:style style:name="P23" style:family="paragraph" style:parent-style-name="Standard">
      <style:text-properties fo:font-size="7pt" officeooo:rsid="001d136c" officeooo:paragraph-rsid="001d136c" style:font-size-asian="7pt" style:font-size-complex="7pt"/>
    </style:style>
    <style:style style:name="P24" style:family="paragraph" style:parent-style-name="Standard">
      <style:text-properties fo:font-size="7pt" officeooo:rsid="0045e19a" officeooo:paragraph-rsid="0045e19a" style:font-size-asian="7pt" style:font-size-complex="7pt"/>
    </style:style>
    <style:style style:name="P25" style:family="paragraph" style:parent-style-name="Standard">
      <style:text-properties officeooo:rsid="0045e19a" officeooo:paragraph-rsid="0045e19a"/>
    </style:style>
    <style:style style:name="P26" style:family="paragraph" style:parent-style-name="Standard">
      <style:text-properties style:font-name="CourierNewPSMT1" fo:font-size="7pt" officeooo:rsid="001d14f9" officeooo:paragraph-rsid="0045e19a" style:font-size-asian="7pt" style:font-size-complex="7pt"/>
    </style:style>
    <style:style style:name="P27" style:family="paragraph" style:parent-style-name="Code">
      <style:text-properties officeooo:rsid="00103fc4" officeooo:paragraph-rsid="00103fc4"/>
    </style:style>
    <style:style style:name="P28" style:family="paragraph" style:parent-style-name="Code">
      <style:text-properties officeooo:rsid="00121e38" officeooo:paragraph-rsid="00121e38"/>
    </style:style>
    <style:style style:name="P29" style:family="paragraph" style:parent-style-name="Code">
      <style:text-properties officeooo:paragraph-rsid="0014af20"/>
    </style:style>
    <style:style style:name="P30" style:family="paragraph" style:parent-style-name="Code">
      <style:text-properties style:text-line-through-style="none" officeooo:rsid="00121e38" officeooo:paragraph-rsid="00121e38"/>
    </style:style>
    <style:style style:name="P31" style:family="paragraph" style:parent-style-name="Code">
      <style:text-properties style:text-line-through-style="none" officeooo:rsid="0012d119" officeooo:paragraph-rsid="0012d119"/>
    </style:style>
    <style:style style:name="P32" style:family="paragraph" style:parent-style-name="Code">
      <style:text-properties style:text-line-through-style="none" officeooo:rsid="0014af20"/>
    </style:style>
    <style:style style:name="P33" style:family="paragraph" style:parent-style-name="Code">
      <style:text-properties style:text-line-through-style="none" officeooo:rsid="0014af20" officeooo:paragraph-rsid="0014af20"/>
    </style:style>
    <style:style style:name="P34" style:family="paragraph" style:parent-style-name="Code">
      <style:text-properties style:text-line-through-style="none" fo:font-style="normal" officeooo:rsid="00159bf8" officeooo:paragraph-rsid="00159bf8" style:font-style-asian="normal" style:font-style-complex="normal"/>
    </style:style>
    <style:style style:name="P35" style:family="paragraph" style:parent-style-name="Code">
      <style:text-properties officeooo:rsid="001955aa" officeooo:paragraph-rsid="001955aa"/>
    </style:style>
    <style:style style:name="P36" style:family="paragraph" style:parent-style-name="Code">
      <style:text-properties officeooo:rsid="001d136c" officeooo:paragraph-rsid="001d136c"/>
    </style:style>
    <style:style style:name="P37" style:family="paragraph" style:parent-style-name="Code">
      <style:text-properties officeooo:rsid="001d1708" officeooo:paragraph-rsid="001d1708"/>
    </style:style>
    <style:style style:name="P38" style:family="paragraph" style:parent-style-name="Code">
      <style:text-properties officeooo:rsid="001b4cbb"/>
    </style:style>
    <style:style style:name="P39" style:family="paragraph" style:parent-style-name="Code">
      <style:text-properties officeooo:rsid="001d14f9" officeooo:paragraph-rsid="002342e6"/>
    </style:style>
    <style:style style:name="P40" style:family="paragraph" style:parent-style-name="Code">
      <style:text-properties fo:font-size="7pt" style:font-size-asian="7pt" style:font-size-complex="7pt"/>
    </style:style>
    <style:style style:name="P41" style:family="paragraph" style:parent-style-name="Code">
      <style:text-properties fo:font-size="7pt" officeooo:rsid="001d136c" officeooo:paragraph-rsid="001d136c" style:font-size-asian="7pt" style:font-size-complex="7pt"/>
    </style:style>
    <style:style style:name="P42" style:family="paragraph" style:parent-style-name="Code">
      <style:text-properties fo:font-size="7pt" officeooo:rsid="001d1708" style:font-size-asian="7pt" style:font-size-complex="7pt"/>
    </style:style>
    <style:style style:name="P43" style:family="paragraph" style:parent-style-name="Code">
      <style:text-properties style:font-name="CourierNewPSMT1" fo:font-size="7pt" style:font-size-asian="7pt" style:font-size-complex="7pt"/>
    </style:style>
    <style:style style:name="P44" style:family="paragraph" style:parent-style-name="Code">
      <style:text-properties style:font-name="CourierNewPSMT1" fo:font-size="7pt" officeooo:rsid="001d14f9" style:font-size-asian="7pt" style:font-size-complex="7pt"/>
    </style:style>
    <style:style style:name="P45" style:family="paragraph" style:parent-style-name="Code">
      <style:text-properties style:font-name="CourierNewPSMT1" fo:font-size="7pt" officeooo:rsid="001d14f9" officeooo:paragraph-rsid="0045e19a" style:font-size-asian="7pt" style:font-size-complex="7pt"/>
    </style:style>
    <style:style style:name="P46" style:family="paragraph" style:parent-style-name="Standard">
      <style:paragraph-properties fo:margin-top="0in" fo:margin-bottom="0.0402in" style:contextual-spacing="false"/>
    </style:style>
    <style:style style:name="P47" style:family="paragraph" style:parent-style-name="Standard">
      <style:paragraph-properties fo:margin-top="0in" fo:margin-bottom="0.0402in" style:contextual-spacing="false"/>
      <style:text-properties officeooo:rsid="001b4cbb" officeooo:paragraph-rsid="001b4cbb"/>
    </style:style>
    <style:style style:name="P48" style:family="paragraph" style:parent-style-name="Standard">
      <style:paragraph-properties fo:margin-top="0in" fo:margin-bottom="0.0402in" style:contextual-spacing="false"/>
      <style:text-properties officeooo:rsid="001955aa" officeooo:paragraph-rsid="001955aa"/>
    </style:style>
    <style:style style:name="P49" style:family="paragraph" style:parent-style-name="Standard">
      <style:paragraph-properties fo:margin-top="0in" fo:margin-bottom="0.0402in" style:contextual-spacing="false"/>
      <style:text-properties officeooo:rsid="001d1708" officeooo:paragraph-rsid="001d1708"/>
    </style:style>
    <style:style style:name="P50" style:family="paragraph" style:parent-style-name="Standard">
      <style:paragraph-properties fo:margin-top="0in" fo:margin-bottom="0.0402in" style:contextual-spacing="false"/>
      <style:text-properties officeooo:rsid="001d1708" officeooo:paragraph-rsid="0045e19a"/>
    </style:style>
    <style:style style:name="P51" style:family="paragraph" style:parent-style-name="Standard">
      <style:paragraph-properties fo:margin-top="0in" fo:margin-bottom="0.0402in" style:contextual-spacing="false"/>
      <style:text-properties style:text-line-through-style="none" officeooo:rsid="0014af20" officeooo:paragraph-rsid="0014af20"/>
    </style:style>
    <style:style style:name="P52" style:family="paragraph" style:parent-style-name="Standard">
      <style:paragraph-properties fo:margin-top="0in" fo:margin-bottom="0.0402in" style:contextual-spacing="false"/>
      <style:text-properties style:font-name="Times New Roman" fo:font-style="normal" officeooo:rsid="0045e19a" officeooo:paragraph-rsid="0045e19a" style:font-style-asian="normal" style:font-style-complex="normal"/>
    </style:style>
    <style:style style:name="P53" style:family="paragraph" style:parent-style-name="Standard">
      <style:paragraph-properties fo:margin-top="0in" fo:margin-bottom="0.0402in" style:contextual-spacing="false"/>
      <style:text-properties style:font-name="Times New Roman" fo:font-size="7pt" fo:font-style="normal" fo:font-weight="normal" officeooo:rsid="001efc35" officeooo:paragraph-rsid="001efc35" style:font-size-asian="7pt" style:font-style-asian="normal" style:font-size-complex="7pt" style:font-style-complex="normal"/>
    </style:style>
    <style:style style:name="P54" style:family="paragraph" style:parent-style-name="Standard">
      <style:paragraph-properties fo:margin-top="0in" fo:margin-bottom="0.0402in" style:contextual-spacing="false"/>
      <style:text-properties fo:font-size="7pt" fo:font-weight="normal" officeooo:rsid="001955aa" officeooo:paragraph-rsid="00447502" style:font-size-asian="7pt" style:font-size-complex="7pt"/>
    </style:style>
    <style:style style:name="P55" style:family="paragraph" style:parent-style-name="Standard">
      <style:paragraph-properties fo:margin-top="0in" fo:margin-bottom="0.0402in" style:contextual-spacing="false"/>
      <style:text-properties fo:font-size="7pt" style:font-size-asian="7pt" style:font-size-complex="7pt"/>
    </style:style>
    <style:style style:name="P56" style:family="paragraph" style:parent-style-name="Standard">
      <style:paragraph-properties fo:margin-top="0in" fo:margin-bottom="0.0402in" style:contextual-spacing="false"/>
      <style:text-properties fo:font-size="7pt" officeooo:paragraph-rsid="0020dd1d" style:font-size-asian="7pt" style:font-size-complex="7pt"/>
    </style:style>
    <style:style style:name="P57" style:family="paragraph" style:parent-style-name="Standard">
      <style:paragraph-properties fo:margin-top="0in" fo:margin-bottom="0.0402in" style:contextual-spacing="false"/>
      <style:text-properties fo:font-size="7pt" officeooo:rsid="00447502" officeooo:paragraph-rsid="00447502" style:font-size-asian="7pt" style:font-size-complex="7pt"/>
    </style:style>
    <style:style style:name="P58" style:family="paragraph" style:parent-style-name="Standard">
      <style:paragraph-properties fo:margin-top="0in" fo:margin-bottom="0.0402in" style:contextual-spacing="false"/>
      <style:text-properties fo:font-size="7pt" officeooo:rsid="001b4cbb" officeooo:paragraph-rsid="001b4cbb" style:font-size-asian="7pt" style:font-size-complex="7pt"/>
    </style:style>
    <style:style style:name="P59" style:family="paragraph" style:parent-style-name="Standard">
      <style:paragraph-properties fo:margin-top="0in" fo:margin-bottom="0.0402in" style:contextual-spacing="false"/>
      <style:text-properties fo:font-size="7pt" officeooo:rsid="001d1708" officeooo:paragraph-rsid="001d1708" style:font-size-asian="7pt" style:font-size-complex="7pt"/>
    </style:style>
    <style:style style:name="P60" style:family="paragraph" style:parent-style-name="Standard">
      <style:paragraph-properties fo:margin-top="0in" fo:margin-bottom="0.0402in" style:contextual-spacing="false"/>
      <style:text-properties fo:font-size="7pt" officeooo:rsid="0045e19a" officeooo:paragraph-rsid="0045e19a" style:font-size-asian="7pt" style:font-size-complex="7pt"/>
    </style:style>
    <style:style style:name="P61" style:family="paragraph" style:parent-style-name="Standard">
      <style:paragraph-properties fo:margin-top="0in" fo:margin-bottom="0.0402in" style:contextual-spacing="false"/>
      <style:text-properties fo:font-size="7pt" officeooo:rsid="001efc35" officeooo:paragraph-rsid="001efc35" style:font-size-asian="7pt" style:font-size-complex="7pt"/>
    </style:style>
    <style:style style:name="P62" style:family="paragraph" style:parent-style-name="Standard">
      <style:paragraph-properties fo:margin-top="0in" fo:margin-bottom="0.0402in" style:contextual-spacing="false"/>
      <style:text-properties fo:font-size="7pt" officeooo:paragraph-rsid="00302e60" style:font-size-asian="7pt" style:font-size-complex="7pt"/>
    </style:style>
    <style:style style:name="P63" style:family="paragraph" style:parent-style-name="Standard">
      <style:paragraph-properties fo:margin-top="0in" fo:margin-bottom="0.0402in" style:contextual-spacing="false"/>
      <style:text-properties fo:font-size="7pt" officeooo:rsid="0047c634" officeooo:paragraph-rsid="0047c634" style:font-size-asian="7pt" style:font-size-complex="7pt"/>
    </style:style>
    <style:style style:name="P64" style:family="paragraph" style:parent-style-name="Standard">
      <style:paragraph-properties fo:margin-top="0in" fo:margin-bottom="0.0402in" style:contextual-spacing="false"/>
      <style:text-properties officeooo:rsid="00447502" officeooo:paragraph-rsid="00447502"/>
    </style:style>
    <style:style style:name="P65" style:family="paragraph" style:parent-style-name="Standard">
      <style:paragraph-properties fo:margin-top="0in" fo:margin-bottom="0.0402in" style:contextual-spacing="false"/>
      <style:text-properties officeooo:rsid="0045e19a" officeooo:paragraph-rsid="0045e19a"/>
    </style:style>
    <style:style style:name="P66" style:family="paragraph" style:parent-style-name="Code">
      <style:paragraph-properties fo:margin-top="0in" fo:margin-bottom="0.0402in" style:contextual-spacing="false"/>
      <style:text-properties officeooo:paragraph-rsid="001d1708"/>
    </style:style>
    <style:style style:name="P67" style:family="paragraph" style:parent-style-name="Code">
      <style:paragraph-properties fo:margin-top="0in" fo:margin-bottom="0.0402in" style:contextual-spacing="false"/>
      <style:text-properties style:font-name="Times New Roman" fo:font-size="7pt" fo:font-weight="normal" officeooo:rsid="001955aa" officeooo:paragraph-rsid="00447502" style:font-size-asian="7pt" style:font-size-complex="7pt"/>
    </style:style>
    <style:style style:name="P68" style:family="paragraph" style:parent-style-name="Code">
      <style:paragraph-properties fo:margin-top="0in" fo:margin-bottom="0.0402in" style:contextual-spacing="false"/>
      <style:text-properties style:font-name="Times New Roman" fo:font-size="7pt" fo:font-style="normal" fo:font-weight="normal" officeooo:rsid="001efc35" officeooo:paragraph-rsid="001efc35" style:font-size-asian="7pt" style:font-style-asian="normal" style:font-size-complex="7pt" style:font-style-complex="normal"/>
    </style:style>
    <style:style style:name="P69" style:family="paragraph" style:parent-style-name="Code">
      <style:paragraph-properties fo:margin-top="0in" fo:margin-bottom="0.0402in" style:contextual-spacing="false"/>
      <style:text-properties officeooo:rsid="001d1708" officeooo:paragraph-rsid="001d1708"/>
    </style:style>
    <style:style style:name="P70" style:family="paragraph" style:parent-style-name="Code">
      <style:paragraph-properties fo:margin-left="0.25in" fo:margin-right="0in" fo:text-indent="0in" style:auto-text-indent="false">
        <style:tab-stops>
          <style:tab-stop style:position="0.25in"/>
        </style:tab-stops>
      </style:paragraph-properties>
      <style:text-properties officeooo:rsid="00159bf8" officeooo:paragraph-rsid="00159bf8"/>
    </style:style>
    <style:style style:name="P71" style:family="paragraph" style:parent-style-name="Standard">
      <style:paragraph-properties fo:margin-left="0in" fo:margin-right="0in" fo:margin-top="0in" fo:margin-bottom="0.0402in" style:contextual-spacing="false" fo:text-indent="0in" style:auto-text-indent="false"/>
      <style:text-properties fo:font-size="7pt" officeooo:rsid="001955aa" officeooo:paragraph-rsid="00447502" style:font-size-asian="7pt" style:font-size-complex="7pt"/>
    </style:style>
    <style:style style:name="P72" style:family="paragraph" style:parent-style-name="Standard">
      <style:paragraph-properties fo:margin-left="0in" fo:margin-right="0in" fo:text-indent="0in" style:auto-text-indent="false"/>
      <style:text-properties style:text-line-through-style="none" fo:font-style="normal" officeooo:rsid="00447502" officeooo:paragraph-rsid="00447502" style:font-style-asian="normal" style:font-style-complex="normal"/>
    </style:style>
    <style:style style:name="P73" style:family="paragraph" style:parent-style-name="Standard">
      <style:paragraph-properties fo:margin-left="0in" fo:margin-right="0in" fo:margin-top="0in" fo:margin-bottom="0.0402in" style:contextual-spacing="false" fo:text-indent="0in" style:auto-text-indent="false"/>
      <style:text-properties fo:font-size="7pt" officeooo:rsid="00447502" officeooo:paragraph-rsid="00447502" style:font-size-asian="7pt" style:font-size-complex="7pt"/>
    </style:style>
    <style:style style:name="P74" style:family="paragraph" style:parent-style-name="Heading_20_1">
      <style:paragraph-properties fo:margin-top="0in" fo:margin-bottom="0.0299in" style:contextual-spacing="false"/>
      <style:text-properties fo:font-size="10pt" style:font-size-asian="10pt" style:font-size-complex="10pt"/>
    </style:style>
    <style:style style:name="P75" style:family="paragraph" style:parent-style-name="Heading_20_1">
      <style:text-properties fo:font-weight="bold" officeooo:rsid="001d136c" officeooo:paragraph-rsid="002342e6" style:font-weight-asian="bold" style:font-weight-complex="bold"/>
    </style:style>
    <style:style style:name="P76" style:family="paragraph" style:parent-style-name="Heading_20_1">
      <style:text-properties officeooo:rsid="001d136c" officeooo:paragraph-rsid="001955aa"/>
    </style:style>
    <style:style style:name="P77" style:family="paragraph" style:parent-style-name="Heading_20_2">
      <style:text-properties officeooo:rsid="001d136c" officeooo:paragraph-rsid="001d136c"/>
    </style:style>
    <style:style style:name="P78" style:family="paragraph" style:parent-style-name="Heading_20_2">
      <style:text-properties officeooo:rsid="001d14f9" officeooo:paragraph-rsid="001d14f9"/>
    </style:style>
    <style:style style:name="P79" style:family="paragraph" style:parent-style-name="Heading_20_2">
      <style:text-properties style:font-name="Arial" fo:font-size="10pt" fo:font-style="italic" fo:font-weight="bold" officeooo:rsid="001d14f9" officeooo:paragraph-rsid="001d1708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P80" style:family="paragraph" style:parent-style-name="Heading_20_2">
      <style:text-properties officeooo:rsid="001efc35" officeooo:paragraph-rsid="001efc35"/>
    </style:style>
    <style:style style:name="P81" style:family="paragraph" style:parent-style-name="Heading_20_2">
      <style:text-properties officeooo:rsid="001f5666" officeooo:paragraph-rsid="001f5666"/>
    </style:style>
    <style:style style:name="P82" style:family="paragraph" style:parent-style-name="Code">
      <style:text-properties officeooo:rsid="0047c634" officeooo:paragraph-rsid="0047c634"/>
    </style:style>
    <style:style style:name="P83" style:family="paragraph" style:parent-style-name="Text_20_body">
      <style:paragraph-properties fo:margin-top="0in" fo:margin-bottom="0in" style:contextual-spacing="false"/>
      <style:text-properties officeooo:rsid="0047c634" officeooo:paragraph-rsid="004835e0"/>
    </style:style>
    <style:style style:name="P84" style:family="paragraph" style:parent-style-name="Text_20_body">
      <style:paragraph-properties fo:margin-top="0in" fo:margin-bottom="0in" style:contextual-spacing="false"/>
      <style:text-properties officeooo:rsid="00486b60" officeooo:paragraph-rsid="00486b60"/>
    </style:style>
    <style:style style:name="T1" style:family="text">
      <style:text-properties officeooo:rsid="0047c634"/>
    </style:style>
    <style:style style:name="T2" style:family="text">
      <style:text-properties officeooo:rsid="003d5f1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4835e0" style:font-style-asian="normal" style:font-style-complex="normal"/>
    </style:style>
    <style:style style:name="T6" style:family="text">
      <style:text-properties fo:font-style="normal" officeooo:rsid="002c1aba" style:font-style-asian="normal" style:font-style-complex="normal"/>
    </style:style>
    <style:style style:name="T7" style:family="text">
      <style:text-properties fo:font-style="normal" officeooo:rsid="0047c634" style:font-style-asian="normal" style:font-style-complex="normal"/>
    </style:style>
    <style:style style:name="T8" style:family="text">
      <style:text-properties fo:font-style="normal" officeooo:rsid="00486b60" style:font-style-asian="normal" style:font-style-complex="normal"/>
    </style:style>
    <style:style style:name="T9" style:family="text">
      <style:text-properties officeooo:rsid="002c1aba"/>
    </style:style>
    <style:style style:name="T10" style:family="text">
      <style:text-properties officeooo:rsid="00103fc4"/>
    </style:style>
    <style:style style:name="T11" style:family="text">
      <style:text-properties style:text-line-through-style="solid"/>
    </style:style>
    <style:style style:name="T12" style:family="text">
      <style:text-properties style:text-line-through-style="none"/>
    </style:style>
    <style:style style:name="T13" style:family="text">
      <style:text-properties style:text-line-through-style="none" officeooo:rsid="0012d119"/>
    </style:style>
    <style:style style:name="T14" style:family="text">
      <style:text-properties style:text-line-through-style="none" officeooo:rsid="0014af20"/>
    </style:style>
    <style:style style:name="T15" style:family="text">
      <style:text-properties style:text-line-through-style="none" fo:font-style="italic" style:font-style-asian="italic" style:font-style-complex="italic"/>
    </style:style>
    <style:style style:name="T16" style:family="text">
      <style:text-properties style:text-line-through-style="none" fo:font-style="normal" style:font-style-asian="normal" style:font-style-complex="normal"/>
    </style:style>
    <style:style style:name="T17" style:family="text">
      <style:text-properties style:text-line-through-style="none" fo:font-style="normal" officeooo:rsid="0017744b" style:font-style-asian="normal" style:font-style-complex="normal"/>
    </style:style>
    <style:style style:name="T18" style:family="text">
      <style:text-properties style:text-line-through-style="none" officeooo:rsid="00159bf8"/>
    </style:style>
    <style:style style:name="T19" style:family="text">
      <style:text-properties style:text-line-through-style="none" style:font-name="Times New Roman"/>
    </style:style>
    <style:style style:name="T20" style:family="text">
      <style:text-properties style:text-line-through-style="none" style:font-name="Times New Roman" officeooo:rsid="0014af20"/>
    </style:style>
    <style:style style:name="T21" style:family="text">
      <style:text-properties style:text-line-through-style="none" style:font-name="CourierNewPSMT1" fo:font-style="italic" style:font-style-asian="italic" style:font-style-complex="italic"/>
    </style:style>
    <style:style style:name="T22" style:family="text">
      <style:text-properties style:text-line-through-style="none" style:font-name="CourierNewPSMT1"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style:text-line-through-style="none" style:font-name="CourierNewPSMT1" fo:font-style="italic" fo:font-weight="normal" officeooo:rsid="0014af20" style:font-style-asian="italic" style:font-style-complex="italic"/>
    </style:style>
    <style:style style:name="T24" style:family="text">
      <style:text-properties style:text-line-through-style="none" style:font-name="CourierNewPSMT1" fo:font-size="7pt" fo:font-style="italic" fo:font-weight="normal" style:font-size-asian="10.5pt" style:font-style-asian="italic" style:font-style-complex="italic"/>
    </style:style>
    <style:style style:name="T25" style:family="text">
      <style:text-properties style:text-line-through-style="none" officeooo:rsid="00447502"/>
    </style:style>
    <style:style style:name="T26" style:family="text">
      <style:text-properties officeooo:rsid="001955aa"/>
    </style:style>
    <style:style style:name="T27" style:family="text">
      <style:text-properties officeooo:rsid="001b4cbb"/>
    </style:style>
    <style:style style:name="T28" style:family="text">
      <style:text-properties officeooo:rsid="001d136c"/>
    </style:style>
    <style:style style:name="T29" style:family="text">
      <style:text-properties fo:font-weight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955aa"/>
    </style:style>
    <style:style style:name="T32" style:family="text">
      <style:text-properties style:font-name="CourierNewPSMT1" fo:font-style="italic" style:font-style-asian="italic" style:font-style-complex="italic"/>
    </style:style>
    <style:style style:name="T33" style:family="text">
      <style:text-properties style:font-name="CourierNewPSMT1" fo:font-style="italic" officeooo:rsid="001d1708" style:font-style-asian="italic" style:font-style-complex="italic"/>
    </style:style>
    <style:style style:name="T34" style:family="text">
      <style:text-properties style:font-name="CourierNewPSMT1" fo:font-style="italic" officeooo:rsid="0045e19a" style:font-style-asian="italic" style:font-style-complex="italic"/>
    </style:style>
    <style:style style:name="T35" style:family="text">
      <style:text-properties style:font-name="CourierNewPSMT1" fo:font-style="italic" fo:font-weight="normal" officeooo:rsid="001d1708" style:font-style-asian="italic" style:font-style-complex="italic"/>
    </style:style>
    <style:style style:name="T36" style:family="text">
      <style:text-properties style:font-name="CourierNewPSMT1" fo:font-size="7pt" fo:font-style="italic" fo:font-weight="normal" style:font-size-asian="10.5pt" style:font-style-asian="italic" style:font-style-complex="italic"/>
    </style:style>
    <style:style style:name="T37" style:family="text">
      <style:text-properties style:font-name="CourierNewPSMT1" fo:font-size="7pt" fo:font-style="italic" fo:font-weight="normal" officeooo:rsid="001d1708" style:font-size-asian="10.5pt" style:font-style-asian="italic" style:font-style-complex="italic"/>
    </style:style>
    <style:style style:name="T38" style:family="text">
      <style:text-properties style:font-name="CourierNewPSMT1" fo:font-size="7pt" fo:font-style="italic" fo:font-weight="normal" style:font-size-asian="7pt" style:font-style-asian="italic" style:font-size-complex="7pt" style:font-style-complex="italic"/>
    </style:style>
    <style:style style:name="T39" style:family="text">
      <style:text-properties style:font-name="CourierNewPSMT1" fo:font-style="normal" officeooo:rsid="0045e19a" style:font-style-asian="normal" style:font-style-complex="normal"/>
    </style:style>
    <style:style style:name="T40" style:family="text">
      <style:text-properties style:font-name="Times New Roman"/>
    </style:style>
    <style:style style:name="T41" style:family="text">
      <style:text-properties style:font-name="Times New Roman" officeooo:rsid="00103fc4"/>
    </style:style>
    <style:style style:name="T42" style:family="text">
      <style:text-properties style:font-name="Times New Roman" fo:font-style="normal" style:font-style-asian="normal" style:font-style-complex="normal"/>
    </style:style>
    <style:style style:name="T43" style:family="text">
      <style:text-properties style:font-name="Times New Roman" fo:font-style="normal" officeooo:rsid="001d1708" style:font-style-asian="normal" style:font-style-complex="normal"/>
    </style:style>
    <style:style style:name="T44" style:family="text">
      <style:text-properties style:font-name="Times New Roman" fo:font-style="normal" officeooo:rsid="0045e19a" style:font-style-asian="normal" style:font-style-complex="normal"/>
    </style:style>
    <style:style style:name="T45" style:family="text">
      <style:text-properties style:font-name="Times New Roman" fo:font-style="normal" officeooo:rsid="00484a5f" style:font-style-asian="normal" style:font-style-complex="normal"/>
    </style:style>
    <style:style style:name="T46" style:family="text">
      <style:text-properties style:font-name="Times New Roman" fo:font-style="normal" fo:font-weight="normal" officeooo:rsid="001efc35" style:font-style-asian="normal" style:font-style-complex="normal"/>
    </style:style>
    <style:style style:name="T47" style:family="text">
      <style:text-properties style:font-name="Times New Roman" fo:font-style="normal" fo:font-weight="normal" officeooo:rsid="00302e60" style:font-style-asian="normal" style:font-style-complex="normal"/>
    </style:style>
    <style:style style:name="T48" style:family="text">
      <style:text-properties style:font-name="Times New Roman" officeooo:rsid="0045e19a"/>
    </style:style>
    <style:style style:name="T49" style:family="text">
      <style:text-properties officeooo:rsid="001d14f9"/>
    </style:style>
    <style:style style:name="T50" style:family="text">
      <style:text-properties officeooo:rsid="001d1708"/>
    </style:style>
    <style:style style:name="T51" style:family="text">
      <style:text-properties officeooo:rsid="001efc35"/>
    </style:style>
    <style:style style:name="T52" style:family="text">
      <style:text-properties style:text-position="super 58%" style:font-name="Times New Roman" fo:font-style="normal" fo:font-weight="normal" officeooo:rsid="001efc35" style:font-style-asian="normal" style:font-style-complex="normal"/>
    </style:style>
    <style:style style:name="T53" style:family="text">
      <style:text-properties officeooo:rsid="001f5666"/>
    </style:style>
    <style:style style:name="T54" style:family="text">
      <style:text-properties officeooo:rsid="002342e6"/>
    </style:style>
    <style:style style:name="T55" style:family="text">
      <style:text-properties style:font-name="CourierNewPSMT" fo:font-weight="normal"/>
    </style:style>
    <style:style style:name="T56" style:family="text">
      <style:text-properties officeooo:rsid="003ef6e1"/>
    </style:style>
    <style:style style:name="T57" style:family="text">
      <style:text-properties officeooo:rsid="00426ae4"/>
    </style:style>
    <style:style style:name="T58" style:family="text">
      <style:text-properties officeooo:rsid="00447502"/>
    </style:style>
    <style:style style:name="T59" style:family="text">
      <style:text-properties officeooo:rsid="0045e19a"/>
    </style:style>
    <style:style style:name="T60" style:family="text">
      <style:text-properties fo:font-size="7pt" style:font-size-asian="7pt" style:font-size-complex="7pt"/>
    </style:style>
    <style:style style:name="T61" style:family="text">
      <style:text-properties officeooo:rsid="00484a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5" text:outline-level="1">Naming Conventions</text:h>
      <text:h text:style-name="Heading_20_2" text:outline-level="2">Variables</text:h>
      <text:p text:style-name="Standard"><text:span text:style-name="T30">Variable names should be mixed case starting with lower case.</text:span> </text:p>
      <text:p text:style-name="Code"><text:span text:style-name="T10"><text:tab/>v</text:span>elocity, angularAcceleration.</text:p>
      <text:p text:style-name="P5">Variables with a large scope should have meaningful names. <text:s/>Variables with a small scope can have short names.</text:p>
      <text:p text:style-name="Code"><text:tab/><text:span text:style-name="T40">Small scope:</text:span> <text:span text:style-name="T58">x, y, z</text:span></text:p>
      <text:p text:style-name="Code"><text:tab/><text:span text:style-name="T41">Large scope:</text:span><text:span text:style-name="T10"> velocity, acceleration</text:span></text:p>
      <text:p text:style-name="P5">The prefix n should be used for variables representing the number of objects.</text:p>
      <text:p text:style-name="P27"><text:tab/>nFiles, nCars, nLines</text:p>
      <text:p text:style-name="P6"><text:span text:style-name="T58">Use a convention on pluralization <text:s/>consistently</text:span>.</text:p>
      <text:p text:style-name="P27"><text:tab/>point, pointArray</text:p>
      <text:p text:style-name="P7">Variables representing a single entity number can be suffixed by <text:span text:style-name="T32">No</text:span>.</text:p>
      <text:p text:style-name="P28"><text:tab/>tableNo, employeeNo</text:p>
      <text:p text:style-name="P7">Iterator variables should be named or prefixed with <text:span text:style-name="T32">i, j, k,</text:span> etc.</text:p>
      <text:p text:style-name="P28"><text:tab/>iFiles, jColumns</text:p>
      <text:p text:style-name="P7">For nested loops, the iterator should be alphabetical order and helpful names.</text:p>
      <text:p text:style-name="P28"><text:tab/>for iFiles = 1:nFiles</text:p>
      <text:p text:style-name="P28"><text:tab/><text:tab/>for jPositions = 1:nPositions</text:p>
      <text:p text:style-name="P28"><text:tab/><text:tab/>…</text:p>
      <text:p text:style-name="P28"><text:tab/><text:tab/>end</text:p>
      <text:p text:style-name="P28"><text:tab/>end</text:p>
      <text:p text:style-name="P20">Avoid negated boolean variable names.</text:p>
      <text:p text:style-name="P28"><text:tab/><text:span text:style-name="T11">isNotFound</text:span><text:span text:style-name="T12"> </text:span><text:span text:style-name="T19">instead use</text:span><text:span text:style-name="T12"> isFound</text:span></text:p>
      <text:p text:style-name="P8">Acronyms, eve<text:span text:style-name="T56">n</text:span> if normally uppercase, should be mixed or lower case.</text:p>
      <text:p text:style-name="P30"><text:tab/><text:span text:style-name="T40">Use</text:span> html, isUsaSpecific</text:p>
      <text:p text:style-name="P8">Avoid using a keyword or special value name.</text:p>
      <text:p text:style-name="P28"><text:span text:style-name="T12"><text:tab/></text:span><text:span text:style-name="T13">Just don't do it.</text:span></text:p>
      <text:h text:style-name="Heading_20_2" text:outline-level="2">Constants</text:h>
      <text:p text:style-name="P13">Named constants should be all uppercase using underscore to separate words.</text:p>
      <text:p text:style-name="P31"><text:tab/>MAX_ITERATIONS, COLOR_RED</text:p>
      <text:p text:style-name="P9">Constants can be prefixed by a common type name.</text:p>
      <text:p text:style-name="P31"><text:tab/>COLOR_RED, COLOR_GREEN, COLOR_BLUE</text:p>
      <text:h text:style-name="Heading_20_2" text:outline-level="2">Structures</text:h>
      <text:p text:style-name="P13">Structure names should be mixed case and begin with a capital letter.</text:p>
      <text:p text:style-name="P33"><text:tab/>Car, DumpTruck</text:p>
      <text:p text:style-name="P10">Do not include the name of the structure in the field name.</text:p>
      <text:p text:style-name="P29"><text:span text:style-name="T12"><text:tab/></text:span><text:span text:style-name="T20">Use</text:span><text:span text:style-name="T14"> Segment.length</text:span></text:p>
      <text:p text:style-name="P33"><text:tab/><text:span text:style-name="T40">Avoid</text:span> Segment.segmentLength</text:p>
      <text:h text:style-name="Heading_20_2" text:outline-level="2">Functions</text:h>
      <text:p text:style-name="P51">The names of functions should document there use.</text:p>
      <text:p text:style-name="P13">Names of functions should be written in lower or mixed case.</text:p>
      <text:p text:style-name="P33"><text:tab/><text:span text:style-name="T58">width(), </text:span>compute<text:span text:style-name="T58">T</text:span>otal<text:span text:style-name="T58">W</text:span>idth()</text:p>
      <text:p text:style-name="P10">Functions should have meaningful names.</text:p>
      <text:p text:style-name="P32"><text:tab/><text:span text:style-name="T40">Use</text:span> compute<text:span text:style-name="T58">T</text:span>otal<text:span text:style-name="T58">W</text:span>idth</text:p>
      <text:p text:style-name="P32"><text:tab/><text:span text:style-name="T40">Avoid</text:span> compwid</text:p>
      <text:p text:style-name="P10">Functions with single output can be named for the output</text:p>
      <text:p text:style-name="P33"><text:tab/>shear<text:span text:style-name="T58">S</text:span>tress(), standard<text:span text:style-name="T58">E</text:span>rror()</text:p>
      <text:p text:style-name="P10">Functions with no output argument or which only return a handle should be named after what they do.</text:p>
      <text:p text:style-name="P33"><text:tab/>plotfft()</text:p>
      <text:p text:style-name="P18"><text:span text:style-name="T12">Reserve the prefix </text:span><text:span text:style-name="T21">get/set</text:span><text:span text:style-name="T12"> for accessing an object or property.</text:span></text:p>
      <text:p text:style-name="P33"><text:tab/>getobj(), setappdata()</text:p>
      <text:p text:style-name="P18"><text:span text:style-name="T18">Reserve t</text:span><text:span text:style-name="T12">he prefix </text:span><text:span text:style-name="T22">compute</text:span><text:span text:style-name="T12"> </text:span><text:span text:style-name="T18">for </text:span><text:span text:style-name="T12">methods where something is computed.</text:span></text:p>
      <text:p text:style-name="P33"><text:tab/>compute<text:span text:style-name="T58">S</text:span>um<text:span text:style-name="T58">O</text:span>f<text:span text:style-name="T58">R</text:span>esiduals(), <text:tab/>compute<text:span text:style-name="T58">S</text:span>pread()</text:p>
      <text:p text:style-name="P18"><text:span text:style-name="T18">Reserve t</text:span><text:span text:style-name="T12">he prefix </text:span><text:span text:style-name="T21">find</text:span><text:span text:style-name="T12"> </text:span><text:span text:style-name="T18">for</text:span><text:span text:style-name="T12"> methods where something is looked up.</text:span></text:p>
      <text:p text:style-name="P33"><text:tab/>find<text:span text:style-name="T58">O</text:span>ldest<text:span text:style-name="T58">R</text:span>ecord()</text:p>
      <text:p text:style-name="P18"><text:span text:style-name="T18">Reserve t</text:span><text:span text:style-name="T12">he prefix </text:span><text:span text:style-name="T24">initialize</text:span><text:span text:style-name="T12"> </text:span><text:span text:style-name="T18">for</text:span><text:span text:style-name="T12"> </text:span><text:span text:style-name="T18">instantiating </text:span><text:span text:style-name="T25">an </text:span><text:span text:style-name="T12">object or concept.</text:span></text:p>
      <text:p text:style-name="P33"><text:tab/>initialize<text:span text:style-name="T58">P</text:span>roblem<text:span text:style-name="T58">S</text:span>tate()</text:p>
      <text:p text:style-name="P17"><text:span text:style-name="T12">Reserve the prefix </text:span><text:span text:style-name="T21">is</text:span><text:span text:style-name="T15"> </text:span><text:span text:style-name="T16">for boolean functions.</text:span></text:p>
      <text:p text:style-name="P34"><text:tab/>is<text:span text:style-name="T58">C</text:span>razy, is<text:span text:style-name="T58">N</text:span>uts, is<text:span text:style-name="T58">O</text:span>ff<text:span text:style-name="T58">H</text:span>is<text:span text:style-name="T58">R</text:span>ocker</text:p>
      <text:p text:style-name="P11">Use complement names for complement operations.</text:p>
      <text:p text:style-name="P70"><text:span text:style-name="T16">get/set, add/remove, create/destroy, start/stop, insert/delete, increment/decrement, old/new, begin/end, first/last, up/down, min/max, next/previous, open/close, show/hide, </text:span><text:span text:style-name="T17">suspend/resume, etc.</text:span></text:p>
      <text:p text:style-name="P72">Avoid unintentional shadowing of function names. Use which -all or exist to check for shadowing.</text:p>
      <text:h text:style-name="Heading_20_2" text:outline-level="2">General</text:h>
      <text:p text:style-name="P14">Abbreviations in names should be avoided.</text:p>
      <text:p text:style-name="P35"><text:tab/>Use compute<text:span text:style-name="T58">A</text:span>rrival<text:span text:style-name="T58">T</text:span>ime</text:p>
      <text:p text:style-name="Code"><text:tab/><text:span text:style-name="T26">Avoid comparr</text:span></text:p>
      <text:p text:style-name="P48">Consider making names pronounceable.</text:p>
      <text:p text:style-name="P14">All names should be written in English.</text:p>
      <text:h text:style-name="P76" text:outline-level="1">Files and Organization</text:h>
      <text:h text:style-name="P77" text:outline-level="2"><text:span text:style-name="T28">M-</text:span>Files</text:h>
      <text:p text:style-name="P71">Modularize code. <text:s/>Use small well designed pieces to make the whole.</text:p>
      <text:p text:style-name="P73">Write functions that are easy to test.</text:p>
      <text:p text:style-name="P54">Make interaction clear. Use inputs and outputs rather than global variables.</text:p>
      <text:p text:style-name="P67">Replace long lists of arguments with structures.</text:p>
      <text:p text:style-name="P56">Partitioning. <text:s/><text:span text:style-name="T27">All s</text:span><text:span text:style-name="T31">ub-function</text:span><text:span text:style-name="T27">s and most functions should do one thing very well.</text:span></text:p>
      <text:p text:style-name="P57">Use existing functions rather than custom coded functions when possible.</text:p>
      <text:p text:style-name="P58">Move blocks of code used in multiple m-files to functions.</text:p>
      <text:p text:style-name="P57">Use sub-functions when a function is only called by one other function.</text:p>
      <text:p text:style-name="P56">Write <text:span text:style-name="T27">test scripts for every function.</text:span></text:p>
      <text:h text:style-name="Heading_20_2" text:outline-level="2">Input/Output</text:h>
      <text:p text:style-name="P47"><text:span text:style-name="T27">M</text:span>ake input and output modules for large functions.</text:p>
      <text:p text:style-name="P12">Format output for easy use. <text:s/>For humans, make it human readable. <text:s/>For machines, <text:s/>make it parsable.</text:p>
      <text:h text:style-name="Heading_20_1" text:outline-level="1">Statements</text:h>
      <text:h text:style-name="P77" text:outline-level="2">Variables and constants</text:h>
      <text:p text:style-name="P46">Variables should not be reused unless required by memory limitations.</text:p>
      <text:p text:style-name="P19">Related <text:span text:style-name="T27">variables of the same type can be declared in a common statement. <text:s/>Unrelated variables should not be declared in the same statement.</text:span></text:p>
      <text:p text:style-name="P38"><text:tab/>persistent x, y, z</text:p>
      <text:p text:style-name="P47"><text:span text:style-name="T28">D</text:span>ocument important variables in comments near the start of the file.</text:p>
      <text:p text:style-name="P15">Document constants with end of line comments.</text:p>
      <text:p text:style-name="P36"><text:tab/>THRESHOLD = 10; % Max noise level</text:p>
      <text:h text:style-name="P77" text:outline-level="2">Global Variables</text:h>
      <text:p text:style-name="P64">Minimize use of global variables and constants.</text:p>
      <text:p text:style-name="P21">Consider using a function instead of a global constant.</text:p>
      <text:h text:style-name="Heading_20_2" text:outline-level="2">Loops</text:h>
      <text:p text:style-name="P23">Variables used in loops should be initialized immediately before the loop.</text:p>
      <text:p text:style-name="P41"><text:tab/>result = zeros(n<text:span text:style-name="T58">Days</text:span>,1);</text:p>
      <text:p text:style-name="P40"><text:tab/>for i<text:span text:style-name="T61">Day</text:span> = 1:<text:span text:style-name="T58">nDays</text:span></text:p>
      <text:p text:style-name="P41"><text:tab/><text:tab/>result(i<text:span text:style-name="T58">Day</text:span>) = foo(i<text:span text:style-name="T58">Day</text:span>);</text:p>
      <text:p text:style-name="P23"><text:tab/><text:span text:style-name="T55">end</text:span></text:p>
      <text:p text:style-name="P57"><text:span text:style-name="T28">Minimize the use of </text:span><text:span text:style-name="T23">break</text:span><text:span text:style-name="T28"> and </text:span><text:span text:style-name="T23">continue</text:span><text:span text:style-name="T28"> in loops.</text:span></text:p>
      <text:p text:style-name="P24">The end lines in nested loops can have comments to clarify the code block.</text:p>
      <text:p text:style-name="P43"><text:tab/><text:span text:style-name="T49">for index=1:2</text:span></text:p>
      <text:p text:style-name="P44"><text:tab/><text:tab/>if i<text:span text:style-name="T59">ndex</text:span>==1</text:p>
      <text:p text:style-name="P45"><text:tab/><text:tab/><text:tab/>dosomething(i<text:span text:style-name="T61">ndex</text:span>);</text:p>
      <text:p text:style-name="P26"><text:tab/><text:tab/><text:tab/><text:span text:style-name="T29">…</text:span></text:p>
      <text:p text:style-name="P44"><text:tab/><text:tab/>end % End if</text:p>
      <text:p text:style-name="P44"><text:tab/>end % End for</text:p>
      <text:h text:style-name="P78" text:outline-level="2">Conditionals</text:h>
      <text:p text:style-name="P25">Avoid complicated conditional expressions. <text:s/>Use temporary logical variables instead.</text:p>
      <text:p text:style-name="P39"><text:tab/>isValid = (v &gt;= lowerLimit) &amp; </text:p>
      <text:p text:style-name="P39"><text:tab/><text:tab/> <text:s text:c="5"/><text:span text:style-name="T54">(</text:span>v &lt;= upperLimit);</text:p>
      <text:p text:style-name="Code"><text:tab/>isNew = ismember(v, valueArray);</text:p>
      <text:p text:style-name="P49"><text:span text:style-name="T48">Avoid the</text:span><text:span text:style-name="T40"> conditional expression </text:span><text:span text:style-name="T32">if 0</text:span><text:span text:style-name="T42">.</text:span></text:p>
      <text:p text:style-name="P50"><text:span text:style-name="T44">An </text:span><text:span text:style-name="T34">if-else</text:span><text:span text:style-name="T44"> sequence should include the else condition.</text:span></text:p>
      <text:p text:style-name="P50"><text:span text:style-name="T44">The usual case should be put in the </text:span><text:span text:style-name="T34">if</text:span><text:span text:style-name="T44">-part and the exception in the </text:span><text:span text:style-name="T34">else</text:span><text:span text:style-name="T44">-part of an </text:span><text:span text:style-name="T34">if-else</text:span><text:span text:style-name="T39"> </text:span><text:span text:style-name="T44">statement.</text:span></text:p>
      <text:p text:style-name="P69"><text:span text:style-name="T42">A </text:span><text:span text:style-name="T36">switch</text:span><text:span text:style-name="T42"> statement should include the </text:span><text:span text:style-name="T32">otherwise </text:span><text:span text:style-name="T42">condition.</text:span></text:p>
      <text:p text:style-name="P52">Use a <text:span text:style-name="T37">switch</text:span> sequence if the variable is a string.</text:p>
      <text:p text:style-name="P66"><text:span text:style-name="T43">Use </text:span><text:span text:style-name="T44">a </text:span><text:span text:style-name="T37">switch</text:span><text:span text:style-name="T43"> statements in place of </text:span><text:span text:style-name="T44">many </text:span><text:span text:style-name="T33">if-elseif-else</text:span><text:span text:style-name="T43"> statements </text:span><text:span text:style-name="T45">when possible</text:span><text:span text:style-name="T43">.</text:span></text:p>
      <text:h text:style-name="P79" text:outline-level="2">General</text:h>
      <text:p text:style-name="P65">Avoid cryptic code. <text:s/>You should be able to look at it a month from now and know what it does.</text:p>
      <text:p text:style-name="P46">Us<text:span text:style-name="T50">e parentheses for clarity even if not need because of operator precedence.</text:span></text:p>
      <text:p text:style-name="P65">Minimize the use of numbers in expressions. Use a named constant instead.</text:p>
      <text:p text:style-name="P25">Always use a zero before the decimal point.</text:p>
      <text:p text:style-name="P37"><text:tab/>THRESHOLD = 0.5</text:p>
      <text:p text:style-name="P16">Make floating point comparisons with caution.</text:p>
      <text:h text:style-name="Heading_20_1" text:outline-level="1">Layout, Comments, and Documentation</text:h>
      <text:h text:style-name="Heading_20_2" text:outline-level="2">Layout</text:h>
      <text:p text:style-name="P55">Contents should be kept within the first 80 columns.</text:p>
      <text:p text:style-name="P55">Lines should be split after commas, spaces, and operators.</text:p>
      <text:p text:style-name="P24">Align a continued line with the beginning of the expression on the previous line.</text:p>
      <text:p text:style-name="P40"><text:tab/><text:span text:style-name="T50">totalSum = a + b + c …</text:span></text:p>
      <text:p text:style-name="P42"><text:tab/> <text:s text:c="10"/>d + e;</text:p>
      <text:p text:style-name="P59">Basic indentation should be 4 spaces.</text:p>
      <text:p text:style-name="P55">In general, a line of code should contain only one executable statement.</text:p>
      <text:p text:style-name="P22">Short single statement <text:span text:style-name="T35">if</text:span>, <text:span text:style-name="T35">for</text:span>, or <text:span text:style-name="T35">while</text:span> statements can be written on one line.</text:p>
      <text:p text:style-name="P40"><text:tab/><text:span text:style-name="T50">if (condition), statement; end</text:span></text:p>
      <text:h text:style-name="Heading_20_2" text:outline-level="2"><text:span text:style-name="T50">W</text:span>hite Space</text:h>
      <text:p text:style-name="P49">S<text:span text:style-name="T60">urround </text:span><text:span text:style-name="T38">=</text:span><text:span text:style-name="T60">, </text:span><text:span text:style-name="T38">&amp;</text:span><text:span text:style-name="T60">, and </text:span><text:span text:style-name="T38">|</text:span><text:span text:style-name="T60"> by spaces.</text:span></text:p>
      <text:p text:style-name="P55">Follow commas by a space.</text:p>
      <text:p text:style-name="P55">Keywords should be followed by a space.</text:p>
      <text:p text:style-name="P60">Blocks of code should be separated by three blank lines or a section break.</text:p>
      <text:p text:style-name="P55">Use <text:span text:style-name="T59">code </text:span>alignment w<text:span text:style-name="T51">h</text:span>erever it enhances readability.</text:p>
      <text:h text:style-name="P80" text:outline-level="2">Comments</text:h>
      <text:p text:style-name="P61">Comments cannot justify poorly written code.</text:p>
      <text:p text:style-name="P55">Comments should agree with the code but not restate the code.</text:p>
      <text:p text:style-name="P55">Comments should have the same indentation as the statement(s) referenced.</text:p>
      <text:p text:style-name="P62"><text:span text:style-name="T59">Traditional f</text:span>unction header comments should support <text:span text:style-name="T35">help</text:span> and <text:span text:style-name="T35">lookfor</text:span>. <text:span text:style-name="T35">help </text:span><text:span text:style-name="T46">prints the first continuous block of comments. <text:s/></text:span><text:span text:style-name="T35">lookfor</text:span><text:span text:style-name="T46"> search</text:span><text:span text:style-name="T47">es</text:span><text:span text:style-name="T46"> the 1</text:span><text:span text:style-name="T52">st</text:span><text:span text:style-name="T46"> comment line of all m-files on the path.</text:span></text:p>
      <text:p text:style-name="P68">Function headers should discuss any special requirements for the input/output argument and describe any side effects of the function.</text:p>
      <text:p text:style-name="P53">Write the function name using <text:span text:style-name="T57">correct case</text:span> in the function header comments.</text:p>
      <text:p text:style-name="Code"><text:tab/><text:span text:style-name="T1">function runEverything</text:span></text:p>
      <text:p text:style-name="P82"><text:tab/>% runEverything runs all mfiles </text:p>
      <text:p text:style-name="P82"><text:tab/> <text:s/>in its folder</text:p>
      <text:p text:style-name="P53">Put any copyright lines and change history after the function header with a blank line in between.</text:p>
      <text:p text:style-name="P68">All comments should be in English.</text:p>
      <text:h text:style-name="P81" text:outline-level="2">Documentation</text:h>
      <text:p text:style-name="P63">Write header comments with text markup to provide user documentation. Include sections that correspond to a help page: syntax, description, example, and see also. </text:p>
      <text:p text:style-name="P63">Consider writing the documentation first to better define inputs, outputs and functionality.</text:p>
      <text:p text:style-name="P55">Consider using a source control tool such as SVN or GIT. <text:s/>If you do not use a source control tool, document changes by adding change history comments after the function head<text:span text:style-name="T53">er</text:span> or near the top of the scri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utura-Bold" svg:font-family="Futura-Bold, Arial, Helvetica, sans-serif"/>
    <style:font-face style:name="Mangal1" svg:font-family="Mangal"/>
    <style:font-face style:name="CourierNewPSMT1" svg:font-family="CourierNewPSMT" style:font-family-generic="modern" style:font-pitch="fixed"/>
    <style:font-face style:name="CourierNewPSMT" svg:font-family="CourierNewPSMT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Code" style:class="text" style:master-page-name="">
      <style:paragraph-properties fo:margin-top="0in" fo:margin-bottom="0in" style:contextual-spacing="false" style:page-number="auto">
        <style:tab-stops>
          <style:tab-stop style:position="0.25in"/>
        </style:tab-stops>
      </style:paragraph-properties>
      <style:text-properties fo:font-size="7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05in" fo:margin-right="0in" fo:margin-top="0.0299in" fo:margin-bottom="0.0299in" style:contextual-spacing="false" fo:text-indent="-0.05in" style:auto-text-indent="false" style:page-number="auto" fo:background-color="transparent">
        <style:tab-stops/>
        <style:background-image/>
      </style:paragraph-properties>
      <style:text-properties fo:font-size="13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201in" fo:margin-bottom="0.0201in" style:contextual-spacing="fals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 style:next-style-name="Standard" style:class="text" style:master-page-name="">
      <style:paragraph-properties style:page-number="auto">
        <style:tab-stops>
          <style:tab-stop style:position="0.25in"/>
        </style:tab-stops>
      </style:paragraph-properties>
      <style:text-properties style:font-name="CourierNewPSM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in" style:type="center"/>
          <style:tab-stop style:position="8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in" style:type="center"/>
          <style:tab-stop style:position="8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paragraph-properties fo:margin-top="0in" fo:margin-bottom="0in" style:contextual-spacing="false"/>
      <style:text-properties officeooo:rsid="00262ab5" officeooo:paragraph-rsid="00262ab5"/>
    </style:style>
    <style:style style:name="MP2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2c1863" officeooo:paragraph-rsid="003d623a"/>
    </style:style>
    <style:style style:name="MP3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7c634" officeooo:paragraph-rsid="004835e0"/>
    </style:style>
    <style:style style:name="MP4" style:family="paragraph" style:parent-style-name="Heading_20_1">
      <style:paragraph-properties fo:margin-top="0in" fo:margin-bottom="0.0299in" style:contextual-spacing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top="0in" fo:margin-bottom="0in" style:contextual-spacing="false"/>
      <style:text-properties officeooo:rsid="0029ca1d" officeooo:paragraph-rsid="0047c634"/>
    </style:style>
    <style:style style:name="MP6" style:family="paragraph" style:parent-style-name="Text_20_body">
      <style:paragraph-properties fo:margin-top="0in" fo:margin-bottom="0in" style:contextual-spacing="false"/>
      <style:text-properties officeooo:rsid="0047c634" officeooo:paragraph-rsid="004835e0"/>
    </style:style>
    <style:style style:name="MP7" style:family="paragraph" style:parent-style-name="Text_20_body">
      <style:paragraph-properties fo:margin-top="0in" fo:margin-bottom="0in" style:contextual-spacing="false"/>
      <style:text-properties officeooo:rsid="00486b60" officeooo:paragraph-rsid="00486b60"/>
    </style:style>
    <style:style style:name="MT1" style:family="text"/>
    <style:style style:name="MT2" style:family="text">
      <style:text-properties officeooo:rsid="0047c634"/>
    </style:style>
    <style:style style:name="MT3" style:family="text">
      <style:text-properties officeooo:rsid="003d5f16"/>
    </style:style>
    <style:style style:name="MT4" style:family="text">
      <style:text-properties fo:font-style="italic" style:font-style-asian="italic" style:font-style-complex="italic"/>
    </style:style>
    <style:style style:name="MT5" style:family="text">
      <style:text-properties fo:font-style="normal" style:font-style-asian="normal" style:font-style-complex="normal"/>
    </style:style>
    <style:style style:name="MT6" style:family="text">
      <style:text-properties fo:font-style="normal" officeooo:rsid="004835e0" style:font-style-asian="normal" style:font-style-complex="normal"/>
    </style:style>
    <style:style style:name="MT7" style:family="text">
      <style:text-properties officeooo:rsid="002c1aba"/>
    </style:style>
    <style:style style:name="MT8" style:family="text">
      <style:text-properties fo:font-style="normal" officeooo:rsid="00486b60" style:font-style-asian="normal" style:font-style-complex="normal"/>
    </style:style>
    <style:style style:name="MT9" style:family="text">
      <style:text-properties fo:font-style="normal" officeooo:rsid="002c1aba" style:font-style-asian="normal" style:font-style-complex="normal"/>
    </style:style>
    <style:style style:name="MT10" style:family="text">
      <style:text-properties fo:font-style="normal" officeooo:rsid="0047c634" style:font-style-asian="normal" style:font-style-complex="normal"/>
    </style:style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shadow="none" fo:background-color="transparent" style:writing-mode="lr-tb" style:footnote-max-height="0in">
        <style:background-image/>
        <style:columns fo:column-count="3" fo:column-gap="0.05in">
          <style:column style:rel-width="21845*" fo:start-indent="0in" fo:end-indent="0.0252in"/>
          <style:column style:rel-width="21845*" fo:start-indent="0.0252in" fo:end-indent="0.0252in"/>
          <style:column style:rel-width="21845*" fo:start-indent="0.025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201in" fo:margin-left="0in" fo:margin-right="0in" fo:margin-bottom="0.0799in" style:dynamic-spacing="false"/>
      </style:header-style>
      <style:footer-style>
        <style:header-footer-properties fo:min-height="0.0402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MP1">MATLAB Style Guidelines Cheat Sheet</text:p>
        <text:p text:style-name="MP2">Compiled by Jason Nicholson, <text:a xlink:type="simple" xlink:href="mailto:jashale@yahoo.com">jashale@yahoo.com</text:a> <text:span text:style-name="MT2">Edited by Richard Johnson</text:span>, <text:span text:style-name="MT3">Version 1.3, 2014-January-29</text:span></text:p>
        <text:p text:style-name="MP3">This is a quick reference. <text:s/>For more information, see <text:span text:style-name="MT4">The Elements of MATLAB Style</text:span><text:span text:style-name="MT5">, </text:span><text:span text:style-name="MT6">ISBN 0521732581,</text:span><text:span text:style-name="MT5"> by Richard Johnson linked in the references at the bottom.</text:span></text:p>
      </style:header>
      <style:footer>
        <text:h text:style-name="MP4" text:outline-level="1">References</text:h>
        <text:p text:style-name="MP5">Johnson, Richard. <text:s/>“MATLAB Programming Style Guidelines.” <text:span text:style-name="MT7">Version 1.5. <text:s/></text:span><text:span text:style-name="MT5">Datatool. 2002-</text:span><text:span text:style-name="MT8">Oct</text:span><text:span text:style-name="MT5">. <text:s/></text:span><text:span text:style-name="MT9">Accessed 2014-Jan-15. </text:span><text:a xlink:type="simple" xlink:href="http://goo.gl/uyGVM5"><text:span text:style-name="MT10">http://goo.gl/uyGVM5</text:span></text:a></text:p>
        <text:p text:style-name="MP6"><text:span text:style-name="MT5">Johnson, Richard. <text:s/>“</text:span><text:span text:style-name="MT4">The Elements of MATLAB Style.</text:span><text:span text:style-name="MT5"> Cambridge University Press, </text:span><text:span text:style-name="MT8">2010-Dec-31</text:span><text:span text:style-name="MT5">. </text:span><text:a xlink:type="simple" xlink:href="http://goo.gl/cUA7Gr"><text:span text:style-name="MT6">http://goo.gl/cUA7Gr</text:span></text:a></text:p>
        <text:p text:style-name="MP7"><text:span text:style-name="MT6">J</text:span><text:span text:style-name="MT5">ohnson, Richard. <text:s/>“Updates to The Elements of MATLAB Style.” <text:s/>2012-May-07. <text:s/>Accessed 2014-Jan-29. </text:span><text:a xlink:type="simple" xlink:href="http://goo.gl/GwHqNp"><text:span text:style-name="MT5">http://goo.gl/GwHqNp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4T20:51:00.240000000</meta:creation-date>
    <dc:date>2014-01-29T11:12:53.893000000</dc:date>
    <meta:editing-duration>PT3H40M59S</meta:editing-duration>
    <meta:editing-cycles>38</meta:editing-cycles>
    <meta:generator>LibreOffice/4.1.2.3$Windows_x86 LibreOffice_project/40b2d7fde7e8d2d7bc5a449dc65df4d08a7dd38</meta:generator>
    <dc:creator>Jason Nicholson</dc:creator>
    <meta:printed-by>Jason Nicholson</meta:printed-by>
    <meta:print-date>2014-01-15T14:50:30.537000000</meta:print-date>
    <meta:document-statistic meta:table-count="0" meta:image-count="0" meta:object-count="0" meta:page-count="1" meta:paragraph-count="165" meta:word-count="1197" meta:character-count="7944" meta:non-whitespace-character-count="6803"/>
  </office:meta>
</office:document-meta>
</file>